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MASCO MAYTA NORELIA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4954295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AQP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41272104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MASCO MAYTA NORE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4954295</text:p>
          </table:table-cell>
          <table:covered-table-cell/>
          <table:table-cell table:style-name="Tabla1.G5" table:number-columns-spanned="2" office:value-type="string">
            <text:p text:style-name="P1">Cel: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02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2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44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44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69710309</text:p>
          </table:table-cell>
          <table:table-cell table:style-name="Tabla2.A2" office:value-type="string">
            <text:p text:style-name="P1">44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00:03:02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